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omma Moss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ctus Fruit</text:p>
          </table:table-cell>
          <table:table-cell/>
          <table:table-cell office:value-type="string">
            <text:p>regenerat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Mountain Flower (var.)</text:p>
          </table:table-cell>
          <table:table-cell/>
          <table:table-cell office:value-type="string">
            <text:p>regenerate</text:p>
          </table:table-cell>
          <table:table-cell office:value-type="string">
            <text:p>arcane</text:p>
          </table:table-cell>
          <table:table-cell table:number-columns-repeated="1019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worm)</text:p>
          </table:table-cell>
          <table:table-cell/>
          <table:table-cell office:value-type="string">
            <text:p>abjure</text:p>
          </table:table-cell>
          <table:table-cell office:value-type="string">
            <text:p>immu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8">09/28/2025</text:date>, <text:time>22:3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5-09-28T22:36:01.61</dc:date>
    <meta:editing-duration>P7DT5H57M55S</meta:editing-duration>
    <meta:editing-cycles>17</meta:editing-cycles>
    <meta:generator>OpenOffice/4.1.13$Win32 OpenOffice.org_project/4113m1$Build-9810</meta:generator>
    <meta:document-statistic meta:table-count="1" meta:cell-count="888" meta:object-count="0"/>
  </office:meta>
</office:document-meta>
</file>